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ou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ick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21:12:58.519828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8:25:46.866607235</meta:creation-date>
    <dc:date>2016-12-05T21:14:14.253166663</dc:date>
    <meta:editing-duration>PT7M25S</meta:editing-duration>
    <meta:editing-cycles>3</meta:editing-cycles>
    <meta:generator>LibreOffice/5.1.6.2.0$Linux_X86_64 LibreOffice_project/10$Build-2</meta:generator>
    <meta:document-statistic meta:table-count="1" meta:cell-count="1132" meta:object-count="0"/>
  </office:meta>
</office:document-meta>
</file>